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officeooo:rsid="000ade05" officeooo:paragraph-rsid="000ade05"/>
    </style:style>
    <style:style style:name="P2" style:family="paragraph" style:parent-style-name="Standard">
      <style:paragraph-properties fo:line-height="150%"/>
      <style:text-properties officeooo:rsid="000ade05" officeooo:paragraph-rsid="0026a6a1"/>
    </style:style>
    <style:style style:name="P3" style:family="paragraph" style:parent-style-name="Standard">
      <style:paragraph-properties fo:line-height="150%"/>
      <style:text-properties fo:font-weight="normal" officeooo:rsid="0024b201" officeooo:paragraph-rsid="0026a6a1" style:font-weight-asian="normal" style:font-weight-complex="normal"/>
    </style:style>
    <style:style style:name="P4" style:family="paragraph" style:parent-style-name="Standard">
      <style:paragraph-properties fo:line-height="150%" fo:text-align="center" style:justify-single-word="false"/>
      <style:text-properties fo:font-weight="bold" officeooo:rsid="001e606d" officeooo:paragraph-rsid="0024b201" style:font-weight-asian="bold" style:font-weight-complex="bold"/>
    </style:style>
    <style:style style:name="P5" style:family="paragraph" style:parent-style-name="Standard">
      <style:paragraph-properties fo:line-height="150%"/>
      <style:text-properties fo:font-weight="bold" officeooo:rsid="003f0485" officeooo:paragraph-rsid="003f0485" style:font-weight-asian="bold" style:font-weight-complex="bold"/>
    </style:style>
    <style:style style:name="P6" style:family="paragraph" style:parent-style-name="Standard">
      <style:paragraph-properties fo:line-height="150%"/>
      <style:text-properties officeooo:rsid="0024b201" officeooo:paragraph-rsid="0035aa17"/>
    </style:style>
    <style:style style:name="P7" style:family="paragraph" style:parent-style-name="Standard">
      <style:paragraph-properties fo:line-height="150%"/>
      <style:text-properties officeooo:rsid="0024b201" officeooo:paragraph-rsid="003f0485"/>
    </style:style>
    <style:style style:name="P8" style:family="paragraph" style:parent-style-name="Standard">
      <style:paragraph-properties fo:line-height="150%"/>
      <style:text-properties officeooo:rsid="0024b201" officeooo:paragraph-rsid="00462cf6"/>
    </style:style>
    <style:style style:name="P9" style:family="paragraph" style:parent-style-name="Standard">
      <style:paragraph-properties fo:line-height="150%"/>
      <style:text-properties officeooo:rsid="001fc64a" officeooo:paragraph-rsid="001fc64a"/>
    </style:style>
    <style:style style:name="P10" style:family="paragraph" style:parent-style-name="Standard">
      <style:paragraph-properties fo:line-height="150%"/>
      <style:text-properties fo:font-size="12pt" fo:font-style="normal" fo:font-weight="bold" officeooo:rsid="0028d256" officeooo:paragraph-rsid="0028d256" style:font-size-asian="12pt" style:font-style-asian="normal" style:font-weight-asian="bold" style:font-size-complex="12pt" style:font-style-complex="normal" style:font-weight-complex="bold"/>
    </style:style>
    <style:style style:name="P11" style:family="paragraph" style:parent-style-name="Standard">
      <style:paragraph-properties fo:line-height="150%"/>
      <style:text-properties officeooo:rsid="003e5e17" officeooo:paragraph-rsid="003e5e17"/>
    </style:style>
    <style:style style:name="P12" style:family="paragraph" style:parent-style-name="Standard" style:master-page-name="Standard">
      <style:paragraph-properties fo:line-height="150%" fo:text-align="center" style:justify-single-word="false" style:page-number="auto"/>
      <style:text-properties fo:font-weight="bold" officeooo:rsid="001e606d" officeooo:paragraph-rsid="0024b201" style:font-weight-asian="bold" style:font-weight-complex="bold"/>
    </style:style>
    <style:style style:name="T1" style:family="text">
      <style:text-properties fo:font-weight="bold" style:font-weight-asian="bold" style:font-weight-complex="bold"/>
    </style:style>
    <style:style style:name="T2" style:family="text">
      <style:text-properties officeooo:rsid="001fd1b2"/>
    </style:style>
    <style:style style:name="T3" style:family="text">
      <style:text-properties officeooo:rsid="0020ce39"/>
    </style:style>
    <style:style style:name="T4" style:family="text">
      <style:text-properties fo:font-weight="normal" style:font-weight-asian="normal" style:font-weight-complex="normal"/>
    </style:style>
    <style:style style:name="T5" style:family="text">
      <style:text-properties fo:font-weight="normal" officeooo:rsid="0024b201" style:font-weight-asian="normal" style:font-weight-complex="normal"/>
    </style:style>
    <style:style style:name="T6" style:family="text">
      <style:text-properties fo:font-weight="normal" officeooo:rsid="0026a6a1" style:font-weight-asian="normal" style:font-weight-complex="normal"/>
    </style:style>
    <style:style style:name="T7" style:family="text">
      <style:text-properties fo:font-weight="normal" officeooo:rsid="004b4fc2" style:font-weight-asian="normal" style:font-weight-complex="normal"/>
    </style:style>
    <style:style style:name="T8" style:family="text">
      <style:text-properties officeooo:rsid="0028d256"/>
    </style:style>
    <style:style style:name="T9" style:family="text">
      <style:text-properties fo:font-size="16pt" style:font-size-asian="16pt" style:font-size-complex="16pt"/>
    </style:style>
    <style:style style:name="T10" style:family="text">
      <style:text-properties officeooo:rsid="003023ef"/>
    </style:style>
    <style:style style:name="T11" style:family="text">
      <style:text-properties officeooo:rsid="00319ef6"/>
    </style:style>
    <style:style style:name="T12" style:family="text">
      <style:text-properties officeooo:rsid="0035aa17"/>
    </style:style>
    <style:style style:name="T13" style:family="text">
      <style:text-properties officeooo:rsid="003b4218"/>
    </style:style>
    <style:style style:name="T14" style:family="text">
      <style:text-properties officeooo:rsid="003d364d"/>
    </style:style>
    <style:style style:name="T15" style:family="text">
      <style:text-properties officeooo:rsid="000ade05"/>
    </style:style>
    <style:style style:name="T16" style:family="text">
      <style:text-properties officeooo:rsid="003f0485"/>
    </style:style>
    <style:style style:name="T17" style:family="text">
      <style:text-properties fo:font-style="normal" fo:font-weight="bold" officeooo:rsid="0035aa17" style:font-style-asian="normal" style:font-weight-asian="bold" style:font-style-complex="normal" style:font-weight-complex="bold"/>
    </style:style>
    <style:style style:name="T18" style:family="text">
      <style:text-properties officeooo:rsid="003fa6d5"/>
    </style:style>
    <style:style style:name="T19" style:family="text">
      <style:text-properties officeooo:rsid="00445c78"/>
    </style:style>
    <style:style style:name="T20" style:family="text">
      <style:text-properties officeooo:rsid="00462cf6"/>
    </style:style>
    <style:style style:name="T21" style:family="text">
      <style:text-properties officeooo:rsid="0049e5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9">Tutkimussuunnitelma: Helsingin koulujen oppilasalueiden optimointi sosiaalisten muuttujien perusteella</text:span><text:line-break/></text:p>
      <text:p text:style-name="P4"/>
      <text:p text:style-name="P10">Tausta ja tavoite<text:line-break/></text:p>
      <text:p text:style-name="P9">Helsingin kaupunkirakenne ja sen seurauksena myös oppilasalueet ovat eriytyneet viime<text:span text:style-name="T2">isen kymmenen vuoden aikana merkittävästi</text:span>. <text:span text:style-name="T2">Kehitys on heijastunut oppilaspohjan erojen välityksellä koulujen oppimistuloksiin ja eriyttänyt resurssitarpeita koulujen välillä.</text:span> <text:span text:style-name="T3">Oppilaspohjien eroihin on kuitenkin mahdollista vaikuttaa oppilasalueiden rajoja optimoimalla, sillä tärkeimmät oppimistuloksiin vaikuttavat sosiaaliset muuttujat ovat jo selvillä. Näkisin, että optimointia varten tarvitaan uudenlaisia työkaluja, jotka perustuvat erojen spatiaaliseen mallintamiseen ja hyödyntävät laskennassa pitkälle vietyä automatiikkaa.<text:line-break/></text:span></text:p>
      <text:p text:style-name="P7"><text:span text:style-name="T13">Pro gradu</text:span> -opinnäytetyöni päätavoitteena on kehittää laskennallinen malli, jonka avulla oppilasalueita voidaan optimoida sisäisesti heterogeenisemmiksi ja keskenään homogeenisemmiksi tärkeimmillä oppimistuloksiin vaikuttavilla sosiaalisilla mittareilla. <text:span text:style-name="T11">Mallin avulla voidaan tuottaa uusia oppilasaluejakoja, jotka maksimoivat sosiaalisten muuttujien varianssia oppilasalueiden sisällä ja minimoivat sitä oppilasalueiden välillä ottaen huomioon vaihtelevan määrän myös muita muuttujia. </text:span>Kyseessä o<text:span text:style-name="T16">n</text:span> täten sovellettu <text:span text:style-name="T10">ja</text:span> käänteinen spatiaalinen klusterointialgoritmi, jota voi<text:span text:style-name="T16">daa</text:span>n soveltaa <text:span text:style-name="T16">hyvin </text:span>erilaisiin aluejakoihin ja eri<text:span text:style-name="T8">laisille</text:span> muuttujille. <text:span text:style-name="T8">Mallin avulla tuotettuja vaihtoehtoisia oppilasaluerajoja on tarkoitus vertailla nykyisiin oppilasaluerajoihin ja tutkia, kuinka paljon rajojen uudelleenlinjauksella olisi mahdollista vaikuttaa koulujen oppilaspohjien tämänhetkisiin eroihin. Koulusegregaation ohella opinnäytetyöni liittyykin laajempaan yhteiskunnalliseen keskusteluun erilaisten hallinnollisten piirijakojen vaikutuksesta ihmisten käyttäytymiseen sekä strategisesta potentiaalista eriytymistä ehkäisevässä kaupunkisuunnittelussa.</text:span><text:tab/></text:p>
      <text:p text:style-name="P6"><text:line-break/><text:span text:style-name="T17">Aineistot ja menetelmät<text:line-break/></text:span></text:p>
      <text:p text:style-name="P8">Oppilasalueiden optimointimalli on <text:span text:style-name="T21">tarkoitus</text:span> rakentaa <text:span text:style-name="T21">tilastoruututasolla, yhdistäen ruututason tietoihin väestötietoa tarkemman resoluution aineistosta (esimerkiksi SeutuCD:n tieto muunkielisistä ja 7-vuotiaiden lasten määrästä)</text:span>. <text:span text:style-name="T19">Aikomuksenani on</text:span> <text:span text:style-name="T19">rakentaa malli</text:span> Python-ohjelmointikielellä ohjelmointiympäristössä. Mallissa o<text:span text:style-name="T8">n</text:span> <text:span text:style-name="T8">sosiaalisten muuttujien ohella</text:span> mahdollista <text:soft-page-break/>huomioida myös nykyinen kouluverkosto eli koulujen sijainnit, enimmäisoppilasmäärät <text:span text:style-name="T8">koulukohtaisella</text:span> marginaalilla sekä keskimääräinen koulumatkan pituus. <text:span text:style-name="T12">Tarkoituksena on myös tuottaa eri muuttujia huomioivia skenaarioita, jotta voidaan analysoida nykyisen kouluverkoston mahdollista rajoittavuutta oppilasalueiden optimoinnissa.<text:line-break/></text:span></text:p>
      <text:p text:style-name="P11">Kandidaatintutkielmassani osoitin, että Helsinki on eriytynyt merkittävästi oppilasalueiden yksikössä tarkasteltuna vuodesta 1995. Pro gradu -opinnäytetyötäni <text:span text:style-name="T15">taustoittamaan </text:span>teen<text:span text:style-name="T15"> myös tarkastelun siitä, millä tavalla oppilasalueiden rajojen muutokset ovat vaikuttaneet oppilasalueiden oppilaspohjien eriytymiseen. Tämä osuus on tarkoitus toteuttaa vertaamalla eri vuosien oppilasalueiden sosiaalisia eroja saman vuoden kaupunginosatason alueyksiköiden sosiaalisiin eroihin. Näin on mahdollista havainnoida, missä määrin opilasaluejaolla on onnistuttu tasoittamaan kaupunkirakenteen sosiaalisia eroja, ja missä määrin erot ovat heijastuneet koulujen oppilaspohjaan eri vuosina. Tarkastelu tehdään hyödyntämällä paikkatietomallinnusta, Tilastokeskuksen väestöruutuaineistoja sekä paikkatietoaineistoja oppilasaluejaoista vuodesta 1995 alkaen.<text:line-break/></text:span></text:p>
      <text:p text:style-name="P2"/>
      <text:p text:style-name="P3">Hertta Lehvävirta</text:p>
      <text:p text:style-name="P2"><text:span text:style-name="T6">LuK</text:span><text:span text:style-name="T1"><text:line-break/></text:span><text:span text:style-name="T5">Helsingin Yliopisto</text:span></text:p>
      <text:p text:style-name="P2"><text:span text:style-name="T5">Geotieteiden ja maantieteen laitos</text:span><text:span text:style-name="T4"><text:line-break/></text:span><text:span text:style-name="T6">4.</text:span><text:span text:style-name="T7">1</text:span><text:span text:style-name="T6">2.2018</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i" fo:country="FI"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21T12:10:17.769781755</dc:date>
    <meta:editing-cycles>49</meta:editing-cycles>
    <meta:editing-duration>PT5H4M32S</meta:editing-duration>
    <meta:generator>LibreOffice/5.1.6.2$Linux_X86_64 LibreOffice_project/10m0$Build-2</meta:generator>
    <meta:document-statistic meta:table-count="0" meta:image-count="0" meta:object-count="0" meta:page-count="2" meta:paragraph-count="10" meta:word-count="340" meta:character-count="3533" meta:non-whitespace-character-count="3195"/>
  </office:meta>
</office:document-meta>
</file>